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TableColumn22" style:family="table-column">
      <style:table-column-properties style:column-width="1.9034in"/>
    </style:style>
    <style:style style:name="TableColumn23" style:family="table-column">
      <style:table-column-properties style:column-width="1.9326in"/>
    </style:style>
    <style:style style:name="TableColumn24" style:family="table-column">
      <style:table-column-properties style:column-width="1.925in"/>
    </style:style>
    <style:style style:name="Table21" style:family="table">
      <style:table-properties style:width="5.7611in" fo:margin-left="0.5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 fo:margin-left="0.5in">
        <style:tab-stops/>
      </style:paragraph-properties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h text:style-name="P1" text:outline-level="1">Epic: User is able to sign up</text:h>
      <text:h text:style-name="Heading2" text:outline-level="2">Requirements:</text:h>
      <text:list text:style-name="LFO1" text:continue-numbering="true">
        <text:list-item>
          <text:p text:style-name="P2">User is able to submit a username</text:p>
        </text:list-item>
        <text:list-item>
          <text:p text:style-name="P3">User is able to submit a password</text:p>
        </text:list-item>
        <text:list-item>
          <text:p text:style-name="P4">User is able to submit a photo.</text:p>
        </text:list-item>
      </text:list>
      <text:h text:style-name="Heading2" text:outline-level="2">Non-Functional Requirements:</text:h>
      <text:list text:style-name="LFO1" text:continue-numbering="true">
        <text:list-item>
          <text:p text:style-name="P5">HCI Requirements</text:p>
        </text:list-item>
      </text:list>
      <text:p text:style-name="Normal"/>
      <text:h text:style-name="Heading1" text:outline-level="1">Epic: User is able to sign in</text:h>
      <text:p text:style-name="Normal"/>
      <text:h text:style-name="Heading2" text:outline-level="2">Functional Requirements:</text:h>
      <text:list text:style-name="LFO1" text:continue-numbering="true">
        <text:list-item>
          <text:p text:style-name="P6">User is able to type in their username</text:p>
        </text:list-item>
        <text:list-item>
          <text:p text:style-name="P7">User is able to type in their password</text:p>
        </text:list-item>
        <text:list-item>
          <text:p text:style-name="P8">User is able to submit a photo of themselves</text:p>
        </text:list-item>
        <text:list-item>
          <text:p text:style-name="P9">Facial Recognition API must be able to determine a confidence factor</text:p>
        </text:list-item>
        <text:list-item>
          <text:p text:style-name="P10">Session token given based on response from API</text:p>
        </text:list-item>
      </text:list>
      <text:h text:style-name="Heading2" text:outline-level="2">Non-Functional Requirements:</text:h>
      <text:list text:style-name="LFO1" text:continue-numbering="true">
        <text:list-item>
          <text:p text:style-name="P11">HCI accessibility for the user.</text:p>
        </text:list-item>
      </text:list>
      <text:p text:style-name="Normal"/>
      <text:h text:style-name="Heading1" text:outline-level="1">Epic: Keystroke Analysis</text:h>
      <text:p text:style-name="Normal"/>
      <text:h text:style-name="Heading2" text:outline-level="2">Functional Requirements:</text:h>
      <text:list text:style-name="LFO1" text:continue-numbering="true">
        <text:list-item>
          <text:p text:style-name="P12">Classifier must be made to learn off patterns</text:p>
        </text:list-item>
        <text:list-item>
          <text:p text:style-name="P13">Minimum of 30 participants will be to prototype classifier.</text:p>
        </text:list-item>
      </text:list>
      <text:p text:style-name="Normal"/>
      <text:h text:style-name="Heading1" text:outline-level="1">Epic: Facial Recognition</text:h>
      <text:p text:style-name="Normal"/>
      <text:h text:style-name="Heading2" text:outline-level="2">Requirements:</text:h>
      <text:list text:style-name="LFO1" text:continue-numbering="true">
        <text:list-item>
          <text:p text:style-name="P14">User is able to submit a photo</text:p>
        </text:list-item>
        <text:list-item>
          <text:p text:style-name="P15">Photo is communicated to API</text:p>
        </text:list-item>
        <text:list-item>
          <text:p text:style-name="P16">Based on the response determines whether part of score is valid.</text:p>
        </text:list-item>
      </text:list>
      <text:h text:style-name="Heading2" text:outline-level="2">Non-Functional Requirements:</text:h>
      <text:list text:style-name="LFO1" text:continue-numbering="true">
        <text:list-item>
          <text:p text:style-name="P17">Have software automatically take photos of user</text:p>
        </text:list-item>
        <text:list-item>
          <text:p text:style-name="P18">Take multiple photos for multiple scores</text:p>
        </text:list-item>
      </text:list>
      <text:p text:style-name="Normal"/>
      <text:soft-page-break/>
      <text:h text:style-name="Heading1" text:outline-level="1">Epic: API</text:h>
      <text:p text:style-name="Normal"/>
      <text:h text:style-name="Heading2" text:outline-level="2">Functional Requirements:</text:h>
      <text:list text:style-name="LFO1" text:continue-numbering="true">
        <text:list-item>
          <text:p text:style-name="P19">Communicate keystroke patterns to classifier</text:p>
        </text:list-item>
        <text:list-item>
          <text:p text:style-name="P20">Return a confidence score</text:p>
        </text:list-item>
      </text:list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bookmark-start text:name="_Hlk150762845"/>Epic</text:p>
          </table:table-cell>
          <table:table-cell table:style-name="TableCell28">
            <text:p text:style-name="P29">Functional Requirements</text:p>
          </table:table-cell>
          <table:table-cell table:style-name="TableCell30">
            <text:p text:style-name="P31">Non-Functional Requirements</text:p>
          </table:table-cell>
        </table:table-row>
        <table:table-row table:style-name="TableRow32">
          <table:table-cell table:style-name="TableCell33">
            <text:p text:style-name="P34">User is able to sign up</text:p>
          </table:table-cell>
          <table:table-cell table:style-name="TableCell35">
            <text:p text:style-name="P36">User is able to submit a username</text:p>
            <text:p text:style-name="P37"/>
            <text:p text:style-name="P38">User is able to submit a password</text:p>
            <text:p text:style-name="P39"/>
            <text:p text:style-name="P40">User is able to submit a photo.</text:p>
            <text:p text:style-name="P41"/>
          </table:table-cell>
          <table:table-cell table:style-name="TableCell42">
            <text:p text:style-name="P43">HCI Requirements</text:p>
          </table:table-cell>
        </table:table-row>
        <table:table-row table:style-name="TableRow44">
          <table:table-cell table:style-name="TableCell45">
            <text:p text:style-name="P46">User is able to sign in</text:p>
          </table:table-cell>
          <table:table-cell table:style-name="TableCell47">
            <text:p text:style-name="P48">User is able to type in their username</text:p>
            <text:p text:style-name="P49"/>
            <text:p text:style-name="P50">User is able to type in their password</text:p>
            <text:p text:style-name="P51"/>
            <text:p text:style-name="P52">User is able to submit a photo of themselves</text:p>
            <text:p text:style-name="P53"/>
            <text:p text:style-name="P54">Facial Recognition API must be able to determine a confidence factor</text:p>
            <text:p text:style-name="P55"/>
            <text:p text:style-name="P56">Session token given based on response from API</text:p>
            <text:p text:style-name="P57"/>
          </table:table-cell>
          <table:table-cell table:style-name="TableCell58">
            <text:p text:style-name="P59">HCI Requirements</text:p>
          </table:table-cell>
        </table:table-row>
        <table:table-row table:style-name="TableRow60">
          <table:table-cell table:style-name="TableCell61">
            <text:p text:style-name="P62">Keystroke Analysis</text:p>
          </table:table-cell>
          <table:table-cell table:style-name="TableCell63">
            <text:p text:style-name="P64">Classifier must be made to learn off patterns</text:p>
            <text:p text:style-name="P65"/>
            <text:p text:style-name="P66">Minimum of 30 participants will be to prototype classifier.</text:p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Facial Recognition</text:p>
          </table:table-cell>
          <table:table-cell table:style-name="TableCell73">
            <text:p text:style-name="P74">User is able to submit a photo</text:p>
            <text:p text:style-name="P75"/>
            <text:p text:style-name="P76">Photo is communicated to API</text:p>
            <text:p text:style-name="P77"/>
            <text:p text:style-name="P78">Based on the response determines whether part of score is valid.</text:p>
            <text:p text:style-name="P79"/>
          </table:table-cell>
          <table:table-cell table:style-name="TableCell80">
            <text:p text:style-name="P81">Have software automatically take photos of user</text:p>
            <text:p text:style-name="P82"/>
            <text:p text:style-name="P83">Take multiple photos for multiple scores</text:p>
            <text:p text:style-name="P84"/>
          </table:table-cell>
        </table:table-row>
        <table:table-row table:style-name="TableRow85">
          <table:table-cell table:style-name="TableCell86">
            <text:p text:style-name="P87">API</text:p>
          </table:table-cell>
          <table:table-cell table:style-name="TableCell88">
            <text:p text:style-name="P89">Communicate keystroke patterns to classifier</text:p>
            <text:p text:style-name="P90"/>
            <text:p text:style-name="P91">Return a confidence score</text:p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><text:bookmark-end text:name="_Hlk15076284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(s) Alexander J Williams 1</meta:initial-creator>
    <dc:creator>(s) Alexander J Williams 1</dc:creator>
    <meta:creation-date>2023-11-06T11:14:00Z</meta:creation-date>
    <dc:date>2023-11-13T10:15:00Z</dc:date>
    <meta:template xlink:href="Normal.dotm" xlink:type="simple"/>
    <meta:editing-cycles>3</meta:editing-cycles>
    <meta:editing-duration>PT6240S</meta:editing-duration>
    <meta:document-statistic meta:page-count="3" meta:paragraph-count="4" meta:word-count="303" meta:character-count="2030" meta:row-count="14" meta:non-whitespace-character-count="1731"/>
  </office:meta>
</office:document-meta>
</file>